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67cm" svg:height="2.794cm" svg:x="5.461cm" svg:y="12.7cm">
          <text:p text:style-name="P1"><text:span text:style-name="T2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064cm" svg:height="1.905cm" svg:x="10.922cm" svg:y="8.255cm">
          <text:p text:style-name="P1"><text:span text:style-name="T2">Entire most-relevant 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81cm" svg:y1="7.747cm" svg:x2="10.162cm" svg:y2="3.54cm" draw:start-shape="id1" draw:start-glue-point="0" draw:end-shape="id2" draw:end-glue-point="8" svg:d="M7810 7747l2352-4207" svg:viewBox="0 0 2353 4208">
          <text:p/>
        </draw:connector>
        <draw:connector draw:style-name="gr3" draw:text-style-name="P1" draw:layer="layout" draw:type="line" svg:x1="12.954cm" svg:y1="8.255cm" svg:x2="12.7cm" svg:y2="7.366cm" draw:start-shape="id3" draw:start-glue-point="0" draw:end-shape="id4" draw:end-glue-point="2" svg:d="M12954 8255l-254-889" svg:viewBox="0 0 255 890">
          <text:p/>
        </draw:connector>
        <draw:connector draw:style-name="gr3" draw:text-style-name="P1" draw:layer="layout" draw:type="line" svg:x1="18.351cm" svg:y1="5.842cm" svg:x2="10.162cm" svg:y2="3.54cm" draw:start-shape="id5" draw:start-glue-point="0" draw:end-shape="id2" draw:end-glue-point="8" svg:d="M18351 5842l-8189-2302" svg:viewBox="0 0 8190 2303">
          <text:p/>
        </draw:connector>
        <draw:custom-shape draw:style-name="gr2" draw:text-style-name="P3" xml:id="id6" draw:id="id6" draw:layer="layout" svg:width="4.318cm" svg:height="2.794cm" svg:x="9.779cm" svg:y="13.97cm">
          <text:p text:style-name="P1"><text:span text:style-name="T2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413cm" svg:height="1.778cm" svg:x="14.605cm" svg:y="19.812cm">
          <text:p text:style-name="P1"><text:span text:style-name="T2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002cm" svg:height="1.886cm" svg:x="11.095cm" svg:y="11.068cm">
          <text:p text:style-name="P1"><text:span text:style-name="T2">Force HTTPS, including via 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097cm" svg:y1="15.367cm" svg:x2="18.351cm" svg:y2="6.985cm" draw:start-shape="id6" draw:start-glue-point="1" draw:end-shape="id5" draw:end-glue-point="2" svg:d="M14097 15367l4254-8382" svg:viewBox="0 0 4255 8383">
          <text:p/>
        </draw:connector>
        <draw:connector draw:style-name="gr3" draw:text-style-name="P1" draw:layer="layout" draw:type="line" svg:x1="15.811cm" svg:y1="19.812cm" svg:x2="18.351cm" svg:y2="6.985cm" draw:start-shape="id7" draw:start-glue-point="0" draw:end-shape="id5" draw:end-glue-point="2" svg:d="M15811 19812l2540-12827" svg:viewBox="0 0 2541 12828">
          <text:p/>
        </draw:connector>
        <draw:connector draw:style-name="gr3" draw:text-style-name="P1" draw:layer="layout" draw:type="line" svg:x1="14.097cm" svg:y1="12.011cm" svg:x2="18.351cm" svg:y2="6.985cm" draw:start-shape="id8" draw:start-glue-point="1" draw:end-shape="id5" draw:end-glue-point="2" svg:d="M14097 12011l4254-5026" svg:viewBox="0 0 4255 5027">
          <text:p/>
        </draw:connector>
        <draw:connector draw:style-name="gr3" draw:text-style-name="P1" draw:layer="layout" draw:type="line" svg:x1="14.478cm" svg:y1="17.399cm" svg:x2="18.351cm" svg:y2="6.985cm" draw:start-shape="id9" draw:start-glue-point="0" draw:end-shape="id5" draw:end-glue-point="2" svg:d="M14478 17399l3873-10414" svg:viewBox="0 0 3874 10415">
          <text:p/>
        </draw:connector>
        <draw:custom-shape draw:style-name="gr2" draw:text-style-name="P3" xml:id="id9" draw:id="id9" draw:layer="layout" svg:width="2.286cm" svg:height="2.032cm" svg:x="13.335cm" svg:y="17.399cm">
          <text:p text:style-name="P1"><text:span text:style-name="T2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286cm" svg:height="2.032cm" svg:x="17.399cm" svg:y="19.558cm">
          <text:p text:style-name="P1"><text:span text:style-name="T2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542cm" svg:y1="19.558cm" svg:x2="18.351cm" svg:y2="6.985cm" draw:start-shape="id10" draw:start-glue-point="0" draw:end-shape="id5" draw:end-glue-point="2" svg:d="M18542 19558l-191-12573" svg:viewBox="0 0 192 12574">
          <text:p/>
        </draw:connector>
        <draw:custom-shape draw:style-name="gr2" draw:text-style-name="P3" xml:id="id11" draw:id="id11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286cm" svg:height="0.889cm" svg:x="2.413cm" svg:y="19.05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1.7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937cm" svg:height="1.524cm" svg:x="6.731cm" svg:y="24.511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2.845cm" svg:height="1.318cm" svg:x="7.493cm" svg:y="23.114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3.48cm" svg:height="1.318cm" svg:x="7.874cm" svg:y="20.7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048cm" svg:height="1.953cm" svg:x="8.128cm" svg:y="18.621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1" draw:start-glue-point="1" draw:end-shape="id12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3" draw:start-glue-point="1" svg:d="M4753 18161l2041-2666" svg:viewBox="0 0 2042 2667">
          <text:p/>
        </draw:connector>
        <draw:connector draw:style-name="gr3" draw:text-style-name="P1" draw:layer="layout" draw:type="line" svg:x1="4.699cm" svg:y1="19.494cm" svg:x2="6.794cm" svg:y2="15.496cm" draw:start-shape="id14" draw:start-glue-point="1" svg:d="M4699 19494l2095-3998" svg:viewBox="0 0 2096 3999">
          <text:p/>
        </draw:connector>
        <draw:connector draw:style-name="gr3" draw:text-style-name="P1" draw:layer="layout" draw:type="line" svg:x1="4.807cm" svg:y1="21.371cm" svg:x2="6.794cm" svg:y2="15.497cm" draw:start-shape="id15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6" draw:start-glue-point="1" svg:d="M4742 23203l2052-7705" svg:viewBox="0 0 2053 7706">
          <text:p/>
        </draw:connector>
        <draw:connector draw:style-name="gr3" draw:text-style-name="P1" draw:layer="layout" draw:type="line" svg:x1="5.715cm" svg:y1="25.654cm" svg:x2="6.809cm" svg:y2="15.499cm" draw:start-shape="id17" draw:start-glue-point="1" svg:d="M5715 25654l1094-10155" svg:viewBox="0 0 1095 10156">
          <text:p/>
        </draw:connector>
        <draw:connector draw:style-name="gr3" draw:text-style-name="P1" draw:layer="layout" draw:type="line" svg:x1="6.731cm" svg:y1="25.273cm" svg:x2="6.864cm" svg:y2="15.5cm" draw:start-shape="id18" draw:start-glue-point="3" svg:d="M6731 25273l133-9773" svg:viewBox="0 0 134 9774">
          <text:p/>
        </draw:connector>
        <draw:connector draw:style-name="gr3" draw:text-style-name="P1" draw:layer="layout" draw:type="line" svg:x1="7.493cm" svg:y1="23.773cm" svg:x2="6.81cm" svg:y2="15.501cm" draw:start-shape="id19" draw:start-glue-point="3" svg:d="M7493 23773l-683-8272" svg:viewBox="0 0 684 8273">
          <text:p/>
        </draw:connector>
        <draw:connector draw:style-name="gr3" draw:text-style-name="P1" draw:layer="layout" draw:type="line" svg:x1="7.874cm" svg:y1="21.439cm" svg:x2="6.759cm" svg:y2="15.502cm" draw:start-shape="id20" draw:start-glue-point="3" svg:d="M7874 21439l-1115-5937" svg:viewBox="0 0 1116 5938">
          <text:p/>
        </draw:connector>
        <draw:connector draw:style-name="gr3" draw:text-style-name="P1" draw:layer="layout" draw:type="line" svg:x1="8.128cm" svg:y1="19.597cm" svg:x2="6.728cm" svg:y2="15.503cm" draw:start-shape="id21" draw:start-glue-point="3" svg:d="M8128 19597l-1400-4094" svg:viewBox="0 0 1401 4095">
          <text:p/>
        </draw:connector>
        <draw:frame draw:style-name="gr4" draw:text-style-name="P4" draw:layer="layout" svg:width="3.173cm" svg:height="0.649cm" svg:x="8.382cm" svg:y="22.098cm">
          <draw:text-box>
            <text:p><text:span text:style-name="T3">See supply 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2" draw:id="id22" draw:layer="layout" svg:width="6.096cm" svg:height="3.556cm" svg:x="0.762cm" svg:y="3.937cm">
          <text:p text:style-name="P1"><text:span text:style-name="T2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3" draw:id="id23" draw:layer="layout" draw:type="line" svg:x1="6.858cm" svg:y1="5.715cm" svg:x2="10.162cm" svg:y2="3.541cm" draw:start-shape="id22" svg:d="M6858 5715l3304-2174" svg:viewBox="0 0 3305 2175">
          <text:p/>
        </draw:connector>
        <draw:frame draw:style-name="gr5" draw:text-style-name="P4" draw:layer="layout" svg:width="4.318cm" svg:height="1.047cm" svg:x="16.256cm" svg:y="4.318cm">
          <draw:text-box>
            <text:p><text:span text:style-name="T3">Reduce/eliminate impact if defect exists</text:span></text:p>
          </draw:text-box>
        </draw:frame>
        <draw:custom-shape draw:style-name="gr2" draw:text-style-name="P3" xml:id="id1" draw:id="id1" draw:layer="layout" svg:width="5.207cm" svg:height="3.302cm" svg:x="5.207cm" svg:y="7.747cm">
          <text:p text:style-name="P1"><text:span text:style-name="T2">All of the most common important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7cm" svg:x2="7.81cm" svg:y2="11.049cm" draw:start-shape="id12" draw:start-glue-point="0" draw:end-shape="id1" draw:end-glue-point="2" svg:d="M6794 12700l1016-1651" svg:viewBox="0 0 1017 1652">
          <text:p/>
        </draw:connector>
        <draw:custom-shape draw:style-name="gr2" draw:text-style-name="P3" xml:id="id4" draw:id="id4" draw:layer="layout" svg:width="5.588cm" svg:height="2.159cm" svg:x="9.906cm" svg:y="5.207cm">
          <text:p text:style-name="P1"><text:span text:style-name="T2">All of the most common known security-relevant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7cm" svg:y1="5.207cm" svg:x2="10.162cm" svg:y2="3.541cm" draw:start-shape="id4" draw:start-glue-point="0" draw:end-shape="id23" draw:end-glue-point="3" svg:d="M12700 5207l-2538-1666" svg:viewBox="0 0 2539 1667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3">Esp. SafeBuffer</text:span></text:p>
          </draw:text-box>
        </draw:frame>
        <draw:custom-shape draw:style-name="gr2" draw:text-style-name="P3" xml:id="id24" draw:id="id24" draw:layer="layout" svg:width="3.816cm" svg:height="4.445cm" draw:transform="skewX (-0.0134390352403563) translate (1.016cm 10.16cm)">
          <text:p text:style-name="P1"><text:span text:style-name="T2">OWASP top 10 (2013) represents "a broad consensus [of] the most critical web application security flaws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62cm" svg:y1="12.382cm" svg:x2="8.191cm" svg:y2="11.05cm" draw:start-shape="id24" draw:start-glue-point="1" svg:d="M4862 12382l3329-1332" svg:viewBox="0 0 3330 13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3-04T11:13:27.064174944</dc:date>
    <meta:editing-duration>PT1H48M38S</meta:editing-duration>
    <meta:editing-cycles>39</meta:editing-cycles>
    <meta:generator>LibreOffice/4.2.8.2$Linux_X86_64 LibreOffice_project/420m0$Build-2</meta:generator>
    <meta:document-statistic meta:object-count="49"/>
  </office:meta>
</office:document-meta>
</file>